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Arial1" style:font-name-complex="Arial2"/>
    </style:style>
    <style:style style:name="P2" style:family="paragraph" style:parent-style-name="Standard" style:master-page-name="Standard">
      <style:paragraph-properties fo:margin-top="0cm" fo:margin-bottom="0cm" fo:line-height="100%" style:page-number="auto"/>
      <style:text-properties style:font-name="Arial1" style:font-name-complex="Arial2"/>
    </style:style>
    <style:style style:name="P3" style:family="paragraph" style:parent-style-name="Standard" style:list-style-name="L1">
      <style:paragraph-properties fo:margin-top="0cm" fo:margin-bottom="0cm" fo:line-height="100%"/>
      <style:text-properties style:font-name="Arial1" style:font-name-complex="Arial2"/>
    </style:style>
    <style:style style:name="P4" style:family="paragraph" style:parent-style-name="Standard" style:list-style-name="L1">
      <style:paragraph-properties fo:margin-left="1.249cm" fo:margin-right="0cm" fo:margin-top="0cm" fo:margin-bottom="0cm" fo:line-height="100%" fo:text-indent="-0.635cm" style:auto-text-indent="false"/>
      <style:text-properties style:font-name="Arial1" style:font-name-complex="Arial2"/>
    </style:style>
    <style:style style:name="P5" style:family="paragraph" style:parent-style-name="Standard" style:list-style-name="L1">
      <style:paragraph-properties fo:margin-left="2.498cm" fo:margin-right="0cm" fo:margin-top="0cm" fo:margin-bottom="0cm" fo:line-height="100%" fo:text-indent="-0.635cm" style:auto-text-indent="false"/>
      <style:text-properties style:font-name="Arial1" style:font-name-complex="Arial2"/>
    </style:style>
    <style:style style:name="P6" style:family="paragraph" style:parent-style-name="List_20_Paragraph" style:list-style-name="WWNum1">
      <style:paragraph-properties fo:margin-top="0cm" fo:margin-bottom="0cm" fo:line-height="100%"/>
      <style:text-properties style:font-name="Arial1" style:font-name-complex="Arial2"/>
    </style:style>
    <style:style style:name="P7" style:family="paragraph" style:parent-style-name="List_20_Paragraph" style:list-style-name="WWNum1">
      <style:paragraph-properties fo:margin-top="0cm" fo:margin-bottom="0cm" fo:line-height="100%"/>
    </style:style>
    <style:style style:name="T1" style:family="text">
      <style:text-properties style:font-name="Arial1" style:font-name-complex="Arial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s (16.12.2014)</text:p>
      <text:list xml:id="list29268100" text:style-name="L1">
        <text:list-item>
          <text:p text:style-name="P3">For data in levels the extrapolation in stopband must be fitted by 1-exp(-i\omega)</text:p>
        </text:list-item>
        <text:list-item>
          <text:p text:style-name="P3">Cross-sectional regularization should apply to data of same sampling frequency and same release date.</text:p>
        </text:list-item>
        <text:list-item>
          <text:p text:style-name="P3">MDFA-Legacy: compare projected spectrum with full spectrum</text:p>
        </text:list-item>
        <text:list-item>
          <text:p text:style-name="P3">Extension in stopband: false for random-walk</text:p>
        </text:list-item>
        <text:list-item>
          <text:p text:style-name="P3">Extension in stopband: mean real and mean Imaginary???</text:p>
        </text:list-item>
        <text:list-item>
          <text:p text:style-name="P3">Re-scaling of dft to match higher-frequency sampling scheme???</text:p>
        </text:list-item>
        <text:list-item>
          <text:p text:style-name="P4">cross-sectional regularization not meaningful with mixed-frequency: </text:p>
        </text:list-item>
        <text:list-item>
          <text:p text:style-name="P5">meaningful only for data on same sampling frequency</text:p>
        </text:list-item>
        <text:list-item>
          <text:p text:style-name="P4">level information has been skipped by setting DFT in frequency zero to zero</text:p>
        </text:list-item>
        <text:list-item>
          <text:p text:style-name="P5">Either track levels or provide information back</text:p>
        </text:list-item>
        <text:list-item>
          <text:p text:style-name="P4">Stock vs. flow data: targeting GDP by summing data over quarters.</text:p>
        </text:list-item>
        <text:list-item>
          <text:p text:style-name="P4">Lag -3, i2&lt;-T</text:p>
        </text:list-item>
      </text:list>
      <text:p text:style-name="P1"/>
      <text:p text:style-name="P1">To dos</text:p>
      <text:list xml:id="list29268490" text:style-name="WWNum1">
        <text:list-item>
          <text:p text:style-name="P6">Estimation length daily, weekly and monthly should be different</text:p>
          <text:list>
            <text:list-item>
              <text:p text:style-name="P6">Monthly should be longer (in days) as daily</text:p>
            </text:list-item>
            <text:list-item>
              <text:p text:style-name="P6">Thus we have more frequencies available for the projection</text:p>
            </text:list-item>
            <text:list-item>
              <text:p text:style-name="P6">Therefore we could define a mean-estimate: not smoothing the periodogram but taking the mean of adjacent observations</text:p>
            </text:list-item>
          </text:list>
        </text:list-item>
        <text:list-item>
          <text:p text:style-name="P6">Trim_outliers: </text:p>
          <text:list>
            <text:list-item>
              <text:p text:style-name="P6">must be extended to data with NA’s</text:p>
            </text:list-item>
          </text:list>
        </text:list-item>
        <text:list-item>
          <text:p text:style-name="P6">local_scale:</text:p>
          <text:list>
            <text:list-item>
              <text:p text:style-name="P6">must be extended to data with NA’s</text:p>
            </text:list-item>
          </text:list>
        </text:list-item>
        <text:list-item>
          <text:p text:style-name="P6">Look for computing the DFT when d==1 (file DFT.r)</text:p>
          <text:list>
            <text:list-item>
              <text:p text:style-name="P6">Currently the case d=0 is done only</text:p>
            </text:list-item>
          </text:list>
        </text:list-item>
        <text:list-item>
          <text:p text:style-name="P6">Folding the DFTs</text:p>
          <text:list>
            <text:list-item>
              <text:p text:style-name="P6">Exact solution: In order to have identical frequency grids the common sample length should be a multiple of all sampling frequencies in the data</text:p>
            </text:list-item>
            <text:list-item>
              <text:p text:style-name="P6">Approximation: one selects for each data series the corresponding folding and assumes that - whenever the frequencies do not perfectly match – DFTs on closely matched (but not identical) frequencies are comparable.</text:p>
            </text:list-item>
            <text:list-item>
              <text:p text:style-name="P6">We assume that the data is regularly sampled i.e. weekly or monthly data are sampled on `nearly periodic’ schemes </text:p>
              <text:list>
                <text:list-item>
                  <text:p text:style-name="P6">Otherwise the folding would not make sense!!!</text:p>
                </text:list-item>
              </text:list>
            </text:list-item>
            <text:list-item>
              <text:p text:style-name="P6">We assume that the high-frequency part is extended by assuming white noise with a fixed time-shift</text:p>
              <text:list>
                <text:list-item>
                  <text:p text:style-name="P6">The amplitude as well as the mean-shift are derived from the available dft-realizations.</text:p>
                </text:list-item>
                <text:list-item>
                  <text:p text:style-name="P6">Problem: do we use the mean or the median shift (phase over frequency can be quite rough for small frequencies)</text:p>
                </text:list-item>
              </text:list>
            </text:list-item>
            <text:list-item>
              <text:p text:style-name="P6">In general the high-frequency data should be available all the time (no NA’s)</text:p>
              <text:list>
                <text:list-item>
                  <text:p text:style-name="P6">Exception: a monthly/weekly indicator is published the weekend when the markets are closed. </text:p>
                </text:list-item>
                <text:list-item>
                  <text:p text:style-name="P6"><text:soft-page-break/>The code should be able to track that too (but it’s untested).</text:p>
                </text:list-item>
              </text:list>
            </text:list-item>
          </text:list>
        </text:list-item>
        <text:list-item>
          <text:p text:style-name="P6">We must account of the relative lead/lags when computing the MDFA spectral matrix. In particular the relative lead/lag of the dependent variable must be considered.</text:p>
        </text:list-item>
        <text:list-item>
          <text:p text:style-name="P6">Note that the lead/lag of the dependent variable could be tackled more simply by imposing a corresponding Lag</text:p>
          <text:list>
            <text:list-item>
              <text:p text:style-name="P6">The code should be changed accordingly:</text:p>
              <text:list>
                <text:list-item>
                  <text:p text:style-name="P6">Defining xh (the first two columns are the same)</text:p>
                </text:list-item>
                <text:list-item>
                  <text:p text:style-name="P6">Defining the priceh from xh</text:p>
                </text:list-item>
                <text:list-item>
                  <text:p text:style-name="P6">Defining Lag in hyperparameter.r</text:p>
                </text:list-item>
              </text:list>
            </text:list-item>
          </text:list>
        </text:list-item>
        <text:list-item>
          <text:p text:style-name="P7"><text:span text:style-name="T1">Densification of data (removing NA’s) can be performed in filter_i.r i.e. after estimation (this makes computations easier considering the fact that we work </text:span><text:span text:style-name="T1">with parallelilezd designs…). The relative lags must be computed prior to estimation though. <text:s/></text:span></text:p>
        </text:list-item>
        <text:list-item>
          <text:p text:style-name="P6">Problem of diff_explanatory in spect_mat_comp</text:p>
          <text:list>
            <text:list-item>
              <text:p text:style-name="P6">It probably works but the case T is not tested yet.</text:p>
            </text:list-item>
          </text:list>
        </text:list-item>
        <text:list-item>
          <text:p text:style-name="P6">Imposing i2&lt;-T with L=2 </text:p>
          <text:list>
            <text:list-item>
              <text:p text:style-name="P6">implies that the lag(1) coefficient is zero (when shrinkage towards the identity is imposed). </text:p>
            </text:list-item>
            <text:list-item>
              <text:p text:style-name="P6">Interestingly this is not exactly the same as setting L=1… </text:p>
              <text:list>
                <text:list-item>
                  <text:p text:style-name="P6">The main reason might be that i2&lt;-T imposes a positive lag-zero coefficient (whereas L=1 does not impose a sign-constraint).</text:p>
                </text:list-item>
                <text:list-item>
                  <text:p text:style-name="P6">If the regularization is not strong (it’s not when L=1,2) then shrinkage towards the identity is weak when L=1 i.e. negative lag-zero coefficients are possible…<text:bookmark text:name="_GoBack"/></text:p>
                </text:list-item>
              </text:list>
            </text:list-item>
          </text:list>
        </text:list-item>
        <text:list-item>
          <text:p text:style-name="P6">Revision noise</text:p>
          <text:list>
            <text:list-item>
              <text:p text:style-name="P6">Daily estimation is necessary because the information (lags) changes each day.</text:p>
            </text:list-item>
            <text:list-item>
              <text:p text:style-name="P6">In order to avoid revision noise one can fix the DFTs over a month and perform daily estimation ritual by relying on fixed DFTs.</text:p>
            </text:list-item>
          </text:list>
        </text:list-item>
        <text:list-item>
          <text:p text:style-name="P6">Make plots of filter coefficients as a function of day</text:p>
          <text:list>
            <text:list-item>
              <text:p text:style-name="P6">bn_array</text:p>
            </text:list-item>
            <text:list-item>
              <text:p text:style-name="P6">Identify the lowest-frequency series</text:p>
            </text:list-item>
            <text:list-item>
              <text:p text:style-name="P6">The number of NA’s of that series corresponds to the number of bn’s out of bn_array.</text:p>
            </text:list-item>
          </text:list>
        </text:list-item>
        <text:list-item>
          <text:p text:style-name="P6">Besides mixed-frequencies the new code can address NA’s in the data in a formally correct way.</text:p>
        </text:list-item>
        <text:list-item>
          <text:p text:style-name="P6">Additional purposes</text:p>
          <text:list>
            <text:list-item>
              <text:p text:style-name="P6">Estimate and interpolate an interesting macro-indicator in real-time on high-frequency scale.</text:p>
            </text:list-item>
            <text:list-item>
              <text:p text:style-name="P6">Monitor performances of portfolio up to </text:p>
              <text:list>
                <text:list-item>
                  <text:p text:style-name="P6">End of month</text:p>
                </text:list-item>
                <text:list-item>
                  <text:p text:style-name="P6">Next month</text:p>
                </text:list-item>
                <text:list-item>
                  <text:p text:style-name="P6">Given inflowing official macro-data and proprietary daily/weekly dat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Wildi</meta:initial-creator>
    <dc:creator>Angela Angela</dc:creator>
    <meta:editing-cycles>47</meta:editing-cycles>
    <meta:creation-date>2014-09-27T13:29:00</meta:creation-date>
    <dc:date>2014-12-21T09:12:55.86</dc:date>
    <meta:editing-duration>P1DT19H18S</meta:editing-duration>
    <meta:generator>OpenOffice.org/3.3$Win32 OpenOffice.org_project/330m20$Build-9567</meta:generator>
    <meta:document-statistic meta:table-count="0" meta:image-count="0" meta:object-count="0" meta:page-count="2" meta:paragraph-count="63" meta:word-count="724" meta:character-count="4293"/>
    <meta:user-defined meta:name="AppVersion">14.0000</meta:user-defined>
    <meta:user-defined meta:name="Company">ZH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